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KaitiM GB" svg:font-family="'AR PL KaitiM GB'" style:font-pitch="variable"/>
    <style:font-face style:name="DejaVu Sans1" svg:font-family="'DejaVu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KaitiM GB1" svg:font-family="'AR PL KaitiM GB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808080" draw:stroke-linejoin="round" draw:fill="solid" draw:fill-color="#cfe7f5" draw:opacity="70%" draw:textarea-horizontal-align="left" draw:textarea-vertical-align="middle" draw:auto-grow-height="false" fo:min-height="1.349cm" fo:min-width="1.225cm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2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min-height="0.669cm" fo:min-width="0.845cm" fo:padding-top="0.169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min-height="1.38cm" fo:min-width="1.687cm" fo:padding-top="0.169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middle" draw:auto-grow-height="false" fo:min-height="0.115cm" fo:min-width="0.707cm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445cm" fo:min-width="0.934cm" fo:padding-top="0.154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265cm" fo:min-width="3.9cm" fo:padding-top="0.159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6cm" fo:min-width="3.47cm" fo:padding-top="0.159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1.901cm" fo:min-width="2.3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min-height="1.252cm" fo:min-width="0.351cm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1cm" svg:stroke-color="#808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min-height="1.49cm" fo:min-width="0.39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false" fo:min-height="0.566cm" fo:min-width="5.50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1.279cm" fo:min-width="0.598cm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0.314cm" fo:min-width="0.064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0.314cm" fo:min-width="0.065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fo:min-height="0.566cm" fo:min-width="0.69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fo:min-height="0.566cm" fo:min-width="0.7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false" fo:min-height="0.473cm" fo:min-width="6.49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cm" svg:stroke-color="#ff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draw:fill="none" draw:ole-draw-aspect="1" style:protect="size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false" fo:min-height="2.091cm" fo:min-width="4.703cm" fo:padding-top="0.169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false" fo:min-height="2.092cm" fo:min-width="4.405cm" fo:padding-top="0.169cm" fo:padding-bottom="0.125cm" fo:padding-left="0.25cm" fo:padding-right="0.25cm" fo:wrap-option="wrap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false" fo:min-height="2.092cm" fo:min-width="5.3cm" fo:padding-top="0.169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808080" draw:stroke-linejoin="round" draw:fill="solid" draw:fill-color="#cfe7f5" draw:textarea-horizontal-align="left" draw:textarea-vertical-align="middle" draw:auto-grow-height="false" fo:min-height="0.081cm" fo:min-width="0cm" fo:padding-top="0.13cm" fo:padding-bottom="0.13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808080" draw:stroke-linejoin="round" draw:fill="solid" draw:fill-color="#0099ff" draw:textarea-horizontal-align="left" draw:textarea-vertical-align="middle" draw:auto-grow-height="false" fo:min-height="0cm" fo:min-width="0cm" fo:padding-top="0.13cm" fo:padding-bottom="0.13cm" fo:padding-left="0.25cm" fo:padding-right="0.25cm" fo:wrap-option="no-wrap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top" draw:auto-grow-height="false" fo:min-height="0.473cm" fo:min-width="0.502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false" fo:min-height="0.551cm" fo:min-width="4.5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808080" draw:stroke-linejoin="round" draw:fill="solid" draw:fill-color="#cfe7f5" draw:opacity="70%" draw:textarea-horizontal-align="justify" draw:textarea-vertical-align="middle" draw:auto-grow-height="false" fo:min-height="2.663cm" fo:min-width="2.407cm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808080" draw:stroke-linejoin="round" draw:fill="solid" draw:fill-color="#ff3366" draw:textarea-horizontal-align="left" draw:textarea-vertical-align="middle" draw:auto-grow-height="false" fo:min-height="0.227cm" fo:min-width="0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808080" draw:stroke-linejoin="round" draw:fill="solid" draw:fill-color="#ff3366" draw:textarea-horizontal-align="left" draw:textarea-vertical-align="middle" draw:auto-grow-height="false" fo:min-height="0.228cm" fo:min-width="0cm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top" draw:auto-grow-height="false" fo:min-height="0.473cm" fo:min-width="0.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middle" draw:auto-grow-height="false" fo:min-height="0.028cm" fo:min-width="1.5cm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</style:style>
    <style:style style:name="gr40" style:family="graphic" style:parent-style-name="objectwithoutfill">
      <style:graphic-properties draw:marker-start="Arrowheads_20_1" draw:marker-end="Arrowheads_20_1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42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55cm"/>
    </style:style>
    <style:style style:name="P1" style:family="paragraph">
      <style:paragraph-properties style:writing-mode="lr-tb"/>
      <style:text-properties fo:font-size="18pt"/>
    </style:style>
    <style:style style:name="P2" style:family="paragraph">
      <loext:graphic-properties draw:fill="solid" draw:fill-color="#cfe7f5" draw:opacity="70%"/>
      <style:paragraph-properties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93%" fo:text-indent="0cm" style:line-break="stric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93%" fo:text-indent="0cm" style:line-break="strict" style:writing-mode="lr-tb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line-height="93%" fo:text-align="center" fo:text-indent="0cm" style:line-break="stric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text-align="center" fo:text-indent="0cm" style:line-break="strict"/>
      <style:text-properties fo:font-size="18pt"/>
    </style:style>
    <style:style style:name="P10" style:family="paragraph">
      <loext:graphic-properties draw:fill="solid" draw:fill-color="#cfe7f5"/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text-indent="0cm" style:line-break="strict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cfe7f5"/>
      <style:paragraph-properties style:writing-mode="lr-tb" style:font-independent-line-spacing="true"/>
    </style:style>
    <style:style style:name="P15" style:family="paragraph">
      <loext:graphic-properties draw:fill="solid" draw:fill-color="#0099ff"/>
      <style:paragraph-properties style:writing-mode="lr-tb" style:font-independent-line-spacing="true"/>
    </style:style>
    <style:style style:name="P16" style:family="paragraph">
      <style:paragraph-properties fo:margin-left="0cm" fo:margin-right="0cm" fo:text-indent="0cm" style:line-break="strict" style:writing-mode="lr-tb"/>
      <style:text-properties fo:font-size="18pt"/>
    </style:style>
    <style:style style:name="P17" style:family="paragraph">
      <loext:graphic-properties draw:fill="solid" draw:fill-color="#cfe7f5" draw:opacity="70%"/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18" style:family="paragraph">
      <loext:graphic-properties draw:fill="solid" draw:fill-color="#ff3366"/>
      <style:paragraph-properties style:writing-mode="lr-tb" style:font-independent-line-spacing="true"/>
    </style:style>
    <style:style style:name="P19" style:family="paragraph">
      <style:text-properties fo:font-size="14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paragraph-properties fo:margin-left="0cm" fo:margin-right="0cm" fo:text-indent="0cm" style:line-break="strict"/>
      <style:text-properties fo:font-size="14pt"/>
    </style:style>
    <style:style style:name="P22" style:family="paragraph">
      <loext:graphic-properties draw:fill="none" draw:fill-color="#ffffff"/>
      <style:paragraph-properties fo:margin-left="0cm" fo:margin-right="0cm" fo:text-indent="0cm" style:line-break="strict"/>
      <style:text-properties fo:font-size="14pt" style:font-size-asian="14pt" style:font-size-complex="14pt"/>
    </style:style>
    <style:style style:name="P23" style:family="paragraph">
      <style:text-properties fo:font-size="12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style:font-name="Arial" fo:font-size="18pt" fo:language="de" fo:country="DE" style:font-name-asian="AR PL KaitiM GB" style:font-size-asian="18pt" style:font-name-complex="AR PL KaitiM GB" style:font-size-complex="18pt"/>
    </style:style>
    <style:style style:name="T4" style:family="text">
      <style:text-properties fo:color="#000000" style:font-name="Arial" fo:font-size="12pt" fo:language="de" fo:country="DE" style:font-name-asian="AR PL KaitiM GB" style:font-size-asian="12pt" style:font-name-complex="AR PL KaitiM GB" style:font-size-complex="12pt"/>
    </style:style>
    <style:style style:name="T5" style:family="text">
      <style:text-properties fo:color="#ff0000" style:font-name="Arial" fo:font-size="14pt" fo:language="de" fo:country="DE" style:font-name-asian="AR PL KaitiM GB" style:font-size-asian="14pt" style:font-name-complex="AR PL KaitiM GB" style:font-size-complex="14pt"/>
    </style:style>
    <style:style style:name="T6" style:family="text">
      <style:text-properties fo:color="#000000" style:text-position="-33% 58%" style:font-name="Arial" fo:font-size="12pt" fo:language="de" fo:country="DE" style:font-name-asian="AR PL KaitiM GB" style:font-size-asian="12pt" style:font-name-complex="AR PL KaitiM GB" style:font-size-complex="12pt"/>
    </style:style>
    <style:style style:name="T7" style:family="text">
      <style:text-properties fo:font-size="18pt" fo:language="de" fo:country="DE"/>
    </style:style>
    <style:style style:name="T8" style:family="text">
      <style:text-properties fo:font-size="12pt" fo:language="de" fo:country="DE" style:font-size-asian="12pt" style:font-size-complex="12pt"/>
    </style:style>
    <style:style style:name="T9" style:family="text">
      <style:text-properties fo:color="#000000" style:font-name="Arial" fo:font-size="14pt" fo:language="de" fo:country="DE" style:font-name-asian="AR PL KaitiM GB" style:font-size-asian="14pt" style:font-name-complex="AR PL KaitiM GB" style:font-size-complex="14pt"/>
    </style:style>
    <style:style style:name="T10" style:family="text">
      <style:text-properties style:text-position="super 58%" fo:font-size="12pt" fo:language="de" fo:country="DE" style:font-size-asian="12pt" style:font-size-complex="12pt"/>
    </style:style>
    <style:style style:name="T11" style:family="text">
      <style:text-properties fo:font-size="14pt" fo:language="de" fo:country="DE" style:font-size-asian="14pt" style:font-size-complex="14pt"/>
    </style:style>
    <style:style style:name="T12" style:family="text">
      <style:text-properties style:text-position="33% 58%" fo:font-size="14pt" fo:language="de" fo:country="DE" style:font-size-asian="14pt" style:font-size-complex="14pt"/>
    </style:style>
    <style:style style:name="T13" style:family="text">
      <style:text-properties style:text-position="super 58%" fo:font-size="14pt" fo:language="de" fo:country="DE" style:font-size-asian="14pt" style:font-size-complex="14pt"/>
    </style:style>
    <style:style style:name="T14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2.439cm" svg:height="2.275cm" svg:x="3.287cm" svg:y="2.341cm">
          <text:p text:style-name="P1"><text:span text:style-name="T1"/></text:p>
          <text:p text:style-name="P1"><text:span text:style-name="T2">SIS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846cm" svg:y1="2.341cm" svg:x2="10.026cm" svg:y2="4.816cm">
          <text:p/>
        </draw:line>
        <draw:line draw:style-name="gr3" draw:text-style-name="P3" draw:layer="layout" svg:x1="4.834cm" svg:y1="2.07cm" svg:x2="4.838cm" svg:y2="2.616cm">
          <text:p/>
        </draw:line>
        <draw:line draw:style-name="gr3" draw:text-style-name="P3" draw:layer="layout" svg:x1="3.705cm" svg:y1="3.033cm" svg:x2="3.37cm" svg:y2="2.301cm">
          <text:p/>
        </draw:line>
        <draw:custom-shape draw:style-name="gr4" draw:text-style-name="P5" draw:layer="layout" svg:width="1.345cm" svg:height="0.963cm" svg:x="3.704cm" svg:y="2.441cm">
          <text:list text:style-name="L1">
            <text:list-header>
              <text:p text:style-name="P4"><text:span text:style-name="T3">t</text:span><text:span text:style-name="T4">sr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187cm" svg:height="1.674cm" draw:transform="skewX (-0.000523598775598293) rotate (-0.405614518163482) translate (7.217cm 2.416cm)">
          <text:list text:style-name="L1">
            <text:list-header>
              <text:p text:style-name="P4"><text:span text:style-name="T3">TOF </text:span></text:p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6" draw:layer="layout" svg:width="1.207cm" svg:height="0.375cm" svg:x="3.639cm" svg:y="2.443cm">
          <text:p/>
          <draw:enhanced-geometry svg:viewBox="0 0 1194 399" draw:type="non-primitive" draw:enhanced-path="M 0 398 C 764 0 1193 0 1193 0 N"/>
        </draw:custom-shape>
        <draw:line draw:style-name="gr7" draw:text-style-name="P3" draw:layer="layout" svg:x1="4.225cm" svg:y1="11.155cm" svg:x2="26.623cm" svg:y2="11.159cm">
          <text:p/>
        </draw:line>
        <draw:line draw:style-name="gr7" draw:text-style-name="P3" draw:layer="layout" svg:x1="4.225cm" svg:y1="13.998cm" svg:x2="26.455cm" svg:y2="14.002cm">
          <text:p/>
        </draw:line>
        <draw:line draw:style-name="gr8" draw:text-style-name="P3" draw:layer="layout" svg:x1="7.855cm" svg:y1="12.64cm" svg:x2="7.86cm" svg:y2="14.148cm">
          <text:p/>
        </draw:line>
        <draw:line draw:style-name="gr8" draw:text-style-name="P3" draw:layer="layout" svg:x1="18.055cm" svg:y1="12.689cm" svg:x2="18.059cm" svg:y2="13.994cm">
          <text:p/>
        </draw:line>
        <draw:line draw:style-name="gr8" draw:text-style-name="P3" draw:layer="layout" svg:x1="7.824cm" svg:y1="9.633cm" svg:x2="7.829cm" svg:y2="11.141cm">
          <text:p/>
        </draw:line>
        <draw:line draw:style-name="gr7" draw:text-style-name="P3" draw:layer="layout" svg:x1="4.225cm" svg:y1="8.441cm" svg:x2="26.826cm" svg:y2="8.396cm">
          <text:p/>
        </draw:line>
        <draw:line draw:style-name="gr8" draw:text-style-name="P3" draw:layer="layout" svg:x1="5.323cm" svg:y1="7.617cm" svg:x2="5.345cm" svg:y2="8.424cm">
          <text:p/>
        </draw:line>
        <draw:line draw:style-name="gr8" draw:text-style-name="P3" draw:layer="layout" svg:x1="15.246cm" svg:y1="7.814cm" svg:x2="15.25cm" svg:y2="8.423cm">
          <text:p/>
        </draw:line>
        <draw:custom-shape draw:style-name="gr9" draw:text-style-name="P5" draw:layer="layout" svg:width="1.434cm" svg:height="0.724cm" svg:x="25.793cm" svg:y="11.414cm">
          <text:list text:style-name="L1">
            <text:list-header>
              <text:p text:style-name="P4"><text:span text:style-name="T4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5" draw:layer="layout" svg:width="1.434cm" svg:height="0.724cm" svg:x="25.793cm" svg:y="8.414cm">
          <text:list text:style-name="L1">
            <text:list-header>
              <text:p text:style-name="P4"><text:span text:style-name="T4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5" draw:layer="layout" svg:width="1.434cm" svg:height="0.724cm" svg:x="25.855cm" svg:y="14.491cm">
          <text:list text:style-name="L1">
            <text:list-header>
              <text:p text:style-name="P4"><text:span text:style-name="T4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3" draw:layer="layout" svg:x1="7.382cm" svg:y1="7.746cm" svg:x2="7.387cm" svg:y2="8.425cm">
          <text:p/>
        </draw:line>
        <draw:line draw:style-name="gr8" draw:text-style-name="P3" draw:layer="layout" svg:x1="9.34cm" svg:y1="7.746cm" svg:x2="9.345cm" svg:y2="8.425cm">
          <text:p/>
        </draw:line>
        <draw:line draw:style-name="gr8" draw:text-style-name="P3" draw:layer="layout" svg:x1="11.224cm" svg:y1="7.746cm" svg:x2="11.229cm" svg:y2="8.425cm">
          <text:p/>
        </draw:line>
        <draw:line draw:style-name="gr8" draw:text-style-name="P3" draw:layer="layout" svg:x1="13.186cm" svg:y1="7.746cm" svg:x2="13.191cm" svg:y2="8.425cm">
          <text:p/>
        </draw:line>
        <draw:line draw:style-name="gr8" draw:text-style-name="P3" draw:layer="layout" svg:x1="17.406cm" svg:y1="7.746cm" svg:x2="17.41cm" svg:y2="8.425cm">
          <text:p/>
        </draw:line>
        <draw:line draw:style-name="gr8" draw:text-style-name="P3" draw:layer="layout" svg:x1="21.627cm" svg:y1="7.746cm" svg:x2="21.631cm" svg:y2="8.425cm">
          <text:p/>
        </draw:line>
        <draw:line draw:style-name="gr8" draw:text-style-name="P3" draw:layer="layout" svg:x1="17.975cm" svg:y1="9.627cm" svg:x2="17.98cm" svg:y2="11.135cm">
          <text:p/>
        </draw:line>
        <draw:custom-shape draw:style-name="gr10" draw:text-style-name="P5" draw:layer="layout" svg:width="4.4cm" svg:height="1.549cm" svg:x="15.025cm" svg:y="11.868cm">
          <text:list text:style-name="L2">
            <text:list-header>
              <text:p text:style-name="P4"><text:span text:style-name="T5">Extraction Ki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3.97cm" svg:height="1.3cm" svg:x="16.057cm" svg:y="14.717cm">
          <text:list text:style-name="L2">
            <text:list-header>
              <text:p text:style-name="P4"><text:span text:style-name="T5">Injection Ki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3" draw:layer="layout" svg:x1="19.391cm" svg:y1="7.746cm" svg:x2="19.395cm" svg:y2="8.425cm">
          <text:p/>
        </draw:line>
        <draw:line draw:style-name="gr3" draw:text-style-name="P3" draw:layer="layout" svg:x1="18.024cm" svg:y1="6.215cm" svg:x2="18.028cm" svg:y2="14.712cm">
          <text:p/>
        </draw:line>
        <draw:line draw:style-name="gr8" draw:text-style-name="P3" draw:layer="layout" svg:x1="17.975cm" svg:y1="9.633cm" svg:x2="17.98cm" svg:y2="11.141cm">
          <text:p/>
        </draw:line>
        <draw:g>
          <draw:line draw:style-name="gr12" draw:text-style-name="P3" draw:layer="layout" svg:x1="15.224cm" svg:y1="7.358cm" svg:x2="18.02cm" svg:y2="7.358cm">
            <text:p/>
          </draw:line>
          <draw:custom-shape draw:style-name="gr13" draw:text-style-name="P6" draw:layer="layout" svg:width="2.8cm" svg:height="2.161cm" svg:x="15.224cm" svg:y="6.272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3" draw:layer="layout" svg:x1="15.193cm" svg:y1="6.915cm" svg:x2="15.224cm" svg:y2="9.217cm">
          <text:p/>
        </draw:line>
        <draw:g>
          <draw:line draw:style-name="gr14" draw:text-style-name="P3" draw:layer="layout" svg:x1="19.025cm" svg:y1="13.68cm" svg:x2="19.872cm" svg:y2="13.68cm">
            <text:p/>
          </draw:line>
          <draw:custom-shape draw:style-name="gr15" draw:text-style-name="P6" draw:layer="layout" svg:width="0.851cm" svg:height="1.512cm" svg:x="19.025cm" svg:y="12.913cm">
            <text:p/>
            <draw:enhanced-geometry svg:viewBox="0 0 21600 21600" draw:type="mso-spt202" draw:enhanced-path="M 0 0 L 21600 0 21600 21600 0 21600 0 0 Z N"/>
          </draw:custom-shape>
        </draw:g>
        <draw:line draw:style-name="gr16" draw:text-style-name="P3" draw:layer="layout" svg:x1="17.676cm" svg:y1="10.317cm" svg:x2="17.68cm" svg:y2="11.917cm">
          <text:p/>
        </draw:line>
        <draw:g>
          <draw:line draw:style-name="gr14" draw:text-style-name="P3" draw:layer="layout" svg:x1="17.676cm" svg:y1="11.754cm" svg:x2="18.562cm" svg:y2="11.754cm">
            <text:p/>
          </draw:line>
          <draw:custom-shape draw:style-name="gr17" draw:text-style-name="P6" draw:layer="layout" svg:width="0.89cm" svg:height="1.75cm" svg:x="17.676cm" svg:y="10.863cm">
            <text:p/>
            <draw:enhanced-geometry svg:viewBox="0 0 21600 21600" draw:type="mso-spt202" draw:enhanced-path="M 0 0 L 21600 0 21600 21600 0 21600 0 0 Z N"/>
          </draw:custom-shape>
        </draw:g>
        <draw:line draw:style-name="gr16" draw:text-style-name="P3" draw:layer="layout" svg:x1="19.025cm" svg:y1="13.116cm" svg:x2="19.029cm" svg:y2="14.717cm">
          <text:p/>
        </draw:line>
        <draw:custom-shape draw:style-name="gr18" draw:text-style-name="P8" draw:layer="layout" svg:width="6.002cm" svg:height="0.816cm" svg:x="13.623cm" svg:y="6.418cm">
          <text:list text:style-name="L1">
            <text:list-header>
              <text:p text:style-name="P7"><text:span text:style-name="T4">t</text:span><text:span text:style-name="T6">src</text:span><text:span text:style-name="T4">+TOF+t</text:span><text:span text:style-name="T6">tr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3" draw:layer="layout" svg:x1="18.005cm" svg:y1="12.692cm" svg:x2="18.01cm" svg:y2="13.997cm">
          <text:p/>
        </draw:line>
        <draw:line draw:style-name="gr8" draw:text-style-name="P3" draw:layer="layout" svg:x1="17.927cm" svg:y1="9.633cm" svg:x2="17.931cm" svg:y2="11.141cm">
          <text:p/>
        </draw:line>
        <draw:g>
          <draw:line draw:style-name="gr14" draw:text-style-name="P3" draw:layer="layout" svg:x1="18.778cm" svg:y1="11.613cm" svg:x2="19.872cm" svg:y2="11.613cm">
            <text:p/>
          </draw:line>
          <draw:custom-shape draw:style-name="gr19" draw:text-style-name="P6" draw:layer="layout" svg:width="1.098cm" svg:height="1.539cm" svg:x="18.778cm" svg:y="10.827cm">
            <text:p/>
            <draw:enhanced-geometry svg:viewBox="0 0 21600 21600" draw:type="mso-spt202" draw:enhanced-path="M 0 0 L 21600 0 21600 21600 0 21600 0 0 Z N"/>
          </draw:custom-shape>
        </draw:g>
        <draw:line draw:style-name="gr16" draw:text-style-name="P3" draw:layer="layout" svg:x1="18.672cm" svg:y1="10.317cm" svg:x2="18.677cm" svg:y2="11.917cm">
          <text:p/>
        </draw:line>
        <draw:line draw:style-name="gr16" draw:text-style-name="P3" draw:layer="layout" svg:x1="19.977cm" svg:y1="10.103cm" svg:x2="19.982cm" svg:y2="11.611cm">
          <text:p/>
        </draw:line>
        <draw:line draw:style-name="gr16" draw:text-style-name="P3" draw:layer="layout" svg:x1="19.977cm" svg:y1="12.468cm" svg:x2="19.982cm" svg:y2="13.976cm">
          <text:p/>
        </draw:line>
        <draw:custom-shape draw:style-name="gr20" draw:text-style-name="P10" draw:layer="layout" svg:width="0.798cm" svg:height="0.798cm" svg:x="19.576cm" svg:y="9.415cm">
          <text:list text:style-name="L1">
            <text:list-header>
              <text:p text:style-name="P9"><text:span text:style-name="T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798cm" svg:height="0.798cm" svg:x="19.576cm" svg:y="11.717cm">
          <text:list text:style-name="L1">
            <text:list-header>
              <text:p text:style-name="P9"><text:span text:style-name="T7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798cm" svg:height="0.798cm" svg:x="18.275cm" svg:y="9.518cm">
          <text:list text:style-name="L1">
            <text:list-header>
              <text:p text:style-name="P9"><text:span text:style-name="T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799cm" svg:height="0.798cm" svg:x="19.88cm" svg:y="12.018cm">
          <text:list text:style-name="L1">
            <text:list-header>
              <text:p text:style-name="P9"><text:span text:style-name="T7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1.199cm" svg:height="0.816cm" svg:x="19.025cm" svg:y="12.816cm">
          <text:list text:style-name="L1">
            <text:list-header>
              <text:p text:style-name="P7"><text:span text:style-name="T4">t</text:span><text:span text:style-name="T6">t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8" draw:layer="layout" svg:width="1.2cm" svg:height="0.816cm" svg:x="17.724cm" svg:y="11.052cm">
          <text:list text:style-name="L1">
            <text:list-header>
              <text:p text:style-name="P7"><text:span text:style-name="T4">t</text:span><text:span text:style-name="T6">t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0" draw:layer="layout" svg:width="0.798cm" svg:height="0.798cm" svg:x="17.173cm" svg:y="9.631cm">
          <text:list text:style-name="L1">
            <text:list-header>
              <text:p text:style-name="P9"><text:span text:style-name="T7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798cm" svg:height="0.798cm" svg:x="18.57cm" svg:y="12.418cm">
          <text:list text:style-name="L1">
            <text:list-header>
              <text:p text:style-name="P9"><text:span text:style-name="T7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6.999cm" svg:height="0.723cm" svg:x="18.72cm" svg:y="11.061cm">
          <text:list text:style-name="L1">
            <text:list-header>
              <text:p text:style-name="P11"><text:span text:style-name="T8">TO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3" draw:layer="layout" svg:x1="16.118cm" svg:y1="10.214cm" svg:x2="16.122cm" svg:y2="11.815cm">
          <text:p/>
        </draw:line>
        <draw:frame draw:style-name="gr26" draw:text-style-name="P13" draw:layer="layout" svg:width="0.869cm" svg:height="0.529cm" svg:x="16.516cm" svg:y="11.16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4" draw:text-style-name="P3" draw:layer="layout" svg:x1="16.181cm" svg:y1="11.664cm" svg:x2="17.631cm" svg:y2="11.669cm">
          <text:p/>
        </draw:line>
        <draw:line draw:style-name="gr14" draw:text-style-name="P3" draw:layer="layout" svg:x1="17.825cm" svg:y1="14.616cm" svg:x2="18.875cm" svg:y2="14.621cm">
          <text:p/>
        </draw:line>
        <draw:frame draw:style-name="gr26" draw:text-style-name="P13" draw:layer="layout" svg:width="0.82cm" svg:height="0.53cm" svg:x="18.059cm" svg:y="13.99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5" draw:text-style-name="P3" draw:layer="layout" svg:x1="17.724cm" svg:y1="13.217cm" svg:x2="17.728cm" svg:y2="14.818cm">
          <text:p/>
        </draw:line>
        <draw:custom-shape draw:style-name="gr20" draw:text-style-name="P10" draw:layer="layout" svg:width="0.798cm" svg:height="0.798cm" svg:x="15.625cm" svg:y="9.415cm">
          <text:list text:style-name="L1">
            <text:list-header>
              <text:p text:style-name="P9"><text:span text:style-name="T7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798cm" svg:height="0.798cm" svg:x="17.208cm" svg:y="12.618cm">
          <text:list text:style-name="L1">
            <text:list-header>
              <text:p text:style-name="P9"><text:span text:style-name="T7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5.203cm" svg:height="2.385cm" svg:x="0.023cm" svg:y="9.814cm">
          <text:list text:style-name="L1">
            <text:list-header>
              <text:p text:style-name="P4"><text:span text:style-name="T9">SIS100 bucket marker @SIS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5" draw:layer="layout" svg:width="4.905cm" svg:height="2.386cm" svg:x="-0.079cm" svg:y="7.016cm">
          <text:list text:style-name="L1">
            <text:list-header>
              <text:p text:style-name="P4"><text:span text:style-name="T9">SIS18 revolution</text:span></text:p>
              <text:p text:style-name="P4"><text:span text:style-name="T9">frequency marker @SIS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5" draw:layer="layout" svg:width="5.8cm" svg:height="2.386cm" svg:x="0.026cm" svg:y="13.033cm">
          <text:list text:style-name="L1">
            <text:list-header>
              <text:p text:style-name="P4"><text:span text:style-name="T9">SIS100 bucket </text:span></text:p>
            </text:list-header>
            <text:list-item>
              <text:p text:style-name="P4"><text:span text:style-name="T9">marker @SIS100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4" draw:layer="layout" svg:width="0.499cm" svg:height="0.341cm" svg:x="3.058cm" svg:y="2.7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5" draw:layer="layout" svg:width="0.402cm" svg:height="0.287cm" svg:x="5.424cm" svg:y="2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draw:layer="layout" svg:width="0.401cm" svg:height="0.287cm" svg:x="3.258cm" svg:y="3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.002cm" svg:height="0.723cm" svg:x="4.725cm" svg:y="2.816cm">
          <text:list text:style-name="L1">
            <text:list-header>
              <text:p text:style-name="P11"><text:span text:style-name="T8">1</text:span><text:span text:style-name="T10">st</text:span><text:span text:style-name="T8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2" draw:layer="layout" svg:width="5cm" svg:height="0.801cm" svg:x="1.625cm" svg:y="3.017cm">
          <text:list text:style-name="L1">
            <text:list-header>
              <text:p text:style-name="P11"><text:span text:style-name="T11">U</text:span><text:span text:style-name="T12">28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7" draw:layer="layout" svg:width="4.111cm" svg:height="4.133cm" svg:x="9.28cm" svg:y="1.098cm">
          <text:list text:style-name="L1">
            <text:list-header>
              <text:p text:style-name="P16"><text:span text:style-name="T11"><text:s text:c="4"/></text:span><text:span text:style-name="T11">SIS10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4cm" svg:height="0.687cm" draw:transform="skewX (0.00139626340159525) rotate (-0.837758040957279) translate (9.896cm 1.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4cm" svg:height="0.687cm" draw:transform="skewX (0.00139626340159525) rotate (-0.837758040957279) translate (12.986cm 4.1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401cm" svg:height="0.687cm" draw:transform="skewX (0.0013962634015955) rotate (0.542099265669439) translate (9.213cm 4.0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draw:layer="layout" svg:width="0.403cm" svg:height="0.688cm" draw:transform="skewX (-0.00139626340159558) rotate (0.855211333477222) translate (11.971cm 1.2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4cm" svg:height="0.689cm" draw:transform="rotate (1.15191730631626) translate (10.185cm 5.1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draw:layer="layout" svg:width="0.401cm" svg:height="0.688cm" draw:transform="skewX (-0.00296705972839036) rotate (1.55334303427495) translate (10.573cm 1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383cm" svg:height="0.689cm" draw:transform="skewX (0.00139626340159546) rotate (0.15707963267949) translate (12.938cm 2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draw:layer="layout" svg:width="0.401cm" svg:height="0.688cm" draw:transform="skewX (0.00296705972839037) rotate (-0.127758101245985) translate (9.172cm 2.6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0.383cm" svg:height="0.689cm" svg:x="13.143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1cm" svg:height="0.723cm" svg:x="9.375cm" svg:y="2.631cm">
          <text:list text:style-name="L1">
            <text:list-header>
              <text:p text:style-name="P11"><text:span text:style-name="T8">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8" draw:layer="layout" svg:width="0.402cm" svg:height="0.688cm" draw:transform="skewX (0.00436332312998583) rotate (1.67551608191456) translate (11.509cm 5.3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826cm" svg:y1="5.231cm" svg:x2="10.226cm" svg:y2="4.216cm">
          <text:p/>
        </draw:line>
        <draw:line draw:style-name="gr3" draw:text-style-name="P3" draw:layer="layout" svg:x1="11.826cm" svg:y1="4.416cm" svg:x2="12.426cm" svg:y2="5.616cm">
          <text:p/>
        </draw:line>
        <draw:custom-shape draw:style-name="gr38" draw:text-style-name="P6" draw:layer="layout" svg:width="2cm" svg:height="0.288cm" svg:x="10.026cm" svg:y="4.615cm">
          <text:p/>
          <draw:enhanced-geometry svg:viewBox="0 0 1344 449" draw:mirror-horizontal="false" draw:mirror-vertical="false" draw:type="non-primitive" draw:enhanced-path="M 0 0 C 860 448 1343 448 1343 448 N"/>
        </draw:custom-shape>
        <draw:custom-shape draw:style-name="gr4" draw:text-style-name="P5" draw:layer="layout" svg:width="1.345cm" svg:height="0.963cm" svg:x="10.626cm" svg:y="3.942cm">
          <text:list text:style-name="L1">
            <text:list-header>
              <text:p text:style-name="P4"><text:span text:style-name="T3">t</text:span><text:span text:style-name="T4">t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4" draw:layer="layout" svg:width="0.498cm" svg:height="0.341cm" svg:x="12.128cm" svg:y="4.67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9" draw:text-style-name="P20" draw:layer="layout" svg:width="1.4cm" svg:height="0.984cm" svg:x="7.425cm" svg:y="8.815cm">
          <draw:text-box>
            <text:p text:style-name="P19"><text:span text:style-name="T2">#1</text:span></text:p>
          </draw:text-box>
        </draw:frame>
        <draw:frame draw:style-name="gr39" draw:text-style-name="P20" draw:layer="layout" svg:width="1.4cm" svg:height="0.984cm" svg:x="7.425cm" svg:y="11.815cm">
          <draw:text-box>
            <text:p text:style-name="P19"><text:span text:style-name="T2">#1</text:span></text:p>
          </draw:text-box>
        </draw:frame>
        <draw:frame draw:style-name="gr39" draw:text-style-name="P22" draw:layer="layout" svg:width="1.4cm" svg:height="0.984cm" svg:x="4.826cm" svg:y="6.816cm">
          <draw:text-box>
            <text:list text:style-name="L1">
              <text:list-header>
                <text:p text:style-name="P21"><text:span text:style-name="T11">1</text:span><text:span text:style-name="T13">st</text:span><text:span text:style-name="T11"> </text:span></text:p>
              </text:list-header>
            </text:list>
          </draw:text-box>
        </draw:frame>
        <draw:line draw:style-name="gr40" draw:text-style-name="P13" draw:layer="layout" svg:x1="7.829cm" svg:y1="10.617cm" svg:x2="16.119cm" svg:y2="10.617cm">
          <text:p/>
        </draw:line>
        <draw:frame draw:style-name="gr26" draw:text-style-name="P13" draw:layer="layout" svg:width="5.412cm" svg:height="0.588cm" svg:x="9.164cm" svg:y="10.02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40" draw:text-style-name="P13" draw:layer="layout" svg:x1="7.935cm" svg:y1="13.505cm" svg:x2="17.724cm" svg:y2="13.517cm">
          <text:p/>
        </draw:line>
        <draw:frame draw:style-name="gr26" draw:text-style-name="P13" draw:layer="layout" svg:width="4.227cm" svg:height="0.589cm" svg:x="9.269cm" svg:y="12.91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1" draw:text-style-name="P24" draw:layer="layout" svg:width="9.203cm" svg:height="0.884cm" svg:x="8.182cm" svg:y="10.545cm">
          <draw:text-box>
            <text:p text:style-name="P23"><text:span text:style-name="T14">Extraction kicker delay compensation</text:span></text:p>
          </draw:text-box>
        </draw:frame>
        <draw:frame draw:style-name="gr41" draw:text-style-name="P24" draw:layer="layout" svg:width="9.203cm" svg:height="0.884cm" svg:x="8.425cm" svg:y="13.416cm">
          <draw:text-box>
            <text:p text:style-name="P23"><text:span text:style-name="T14">Injection kicker delay compensation</text:span></text:p>
          </draw:text-box>
        </draw:frame>
        <draw:frame draw:style-name="gr39" draw:text-style-name="P20" draw:layer="layout" svg:width="2.8cm" svg:height="0.984cm" svg:x="19.273cm" svg:y="8.793cm">
          <draw:text-box>
            <text:p text:style-name="P19"><text:span text:style-name="T2">#3 &amp; #4</text:span></text:p>
          </draw:text-box>
        </draw:frame>
        <draw:custom-shape draw:style-name="gr37" draw:text-style-name="P12" draw:layer="layout" svg:width="1cm" svg:height="0.723cm" svg:x="9.825cm" svg:y="1.709cm">
          <text:list text:style-name="L1">
            <text:list-header>
              <text:p text:style-name="P11"><text:span text:style-name="T8">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2" draw:layer="layout" svg:width="1cm" svg:height="0.723cm" svg:x="10.726cm" svg:y="1.237cm">
          <text:list text:style-name="L1">
            <text:list-header>
              <text:p text:style-name="P11"><text:span text:style-name="T8">#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2" draw:layer="layout" svg:width="1cm" svg:height="0.723cm" svg:x="11.627cm" svg:y="1.415cm">
          <text:list text:style-name="L1">
            <text:list-header>
              <text:p text:style-name="P11"><text:span text:style-name="T8">#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2" draw:layer="layout" svg:width="13.952cm" svg:height="10.461cm" svg:x="3.81cm" svg:y="2.121cm" draw:page-number="1" presentation:class="page"/>
          <draw:frame presentation:style-name="pr1" draw:text-style-name="P25" draw:layer="layout" svg:width="17.255cm" svg:height="12.555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KaitiM GB" svg:font-family="'AR PL KaitiM GB'" style:font-pitch="variable"/>
    <style:font-face style:name="DejaVu Sans1" svg:font-family="'DejaVu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KaitiM GB1" svg:font-family="'AR PL KaitiM GB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 PL KaitiM GB" style:font-family-asian="'AR PL KaitiM GB'" style:font-pitch-asian="variable" style:font-size-asian="18pt" style:font-style-asian="normal" style:font-weight-asian="normal" style:font-name-complex="AR PL KaitiM GB" style:font-family-complex="'AR PL KaitiM GB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 PL KaitiM GB" style:font-family-asian="'AR PL KaitiM GB'" style:font-pitch-asian="variable" style:font-size-asian="18pt" style:font-style-asian="normal" style:font-weight-asian="normal" style:font-name-complex="AR PL KaitiM GB" style:font-family-complex="'AR PL KaitiM GB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KaitiM GB1" style:font-family-asian="'AR PL KaitiM GB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2cm" fo:margin-right="0cm" fo:margin-top="0cm" fo:margin-bottom="0.38cm" fo:line-height="93%" fo:text-align="start" fo:text-indent="-0.7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24.3999996185303pt" fo:font-style="normal" fo:text-shadow="none" style:text-underline-style="none" fo:font-weight="normal" style:font-name-asian="AR PL KaitiM GB" style:font-family-asian="'AR PL KaitiM GB'" style:font-pitch-asian="variable" style:font-size-asian="32pt" style:font-style-asian="normal" style:font-weight-asian="normal" style:font-name-complex="AR PL KaitiM GB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561cm" fo:margin-right="0cm" fo:margin-top="0cm" fo:margin-bottom="0.301cm" fo:line-height="93%" fo:text-align="start" fo:text-indent="-0.598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.2000007629395pt" fo:font-style="normal" fo:text-shadow="none" style:text-underline-style="none" fo:font-weight="normal" style:font-name-asian="AR PL KaitiM GB" style:font-family-asian="'AR PL KaitiM GB'" style:font-pitch-asian="variable" style:font-size-asian="28pt" style:font-style-asian="normal" style:font-weight-asian="normal" style:font-name-complex="AR PL KaitiM GB" style:font-family-complex="'AR PL KaitiM GB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409cm" fo:margin-right="0cm" fo:margin-top="0cm" fo:margin-bottom="0.225cm" fo:line-height="93%" fo:text-align="start" fo:text-indent="-0.479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.2999992370605pt" fo:font-style="normal" fo:text-shadow="none" style:text-underline-style="none" fo:font-weight="normal" style:font-name-asian="AR PL KaitiM GB" style:font-family-asian="'AR PL KaitiM GB'" style:font-pitch-asian="variable" style:font-size-asian="24pt" style:font-style-asian="normal" style:font-weight-asian="normal" style:font-name-complex="AR PL KaitiM GB" style:font-family-complex="'AR PL KaitiM GB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368cm" fo:margin-right="0cm" fo:margin-top="0cm" fo:margin-bottom="0.149cm" fo:line-height="93%" fo:text-align="start" fo:text-indent="-0.479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.1999998092651pt" fo:font-style="normal" fo:text-shadow="none" style:text-underline-style="none" fo:font-weight="normal" style:font-name-asian="AR PL KaitiM GB" style:font-family-asian="'AR PL KaitiM GB'" style:font-pitch-asian="variable" style:font-size-asian="20pt" style:font-style-asian="normal" style:font-weight-asian="normal" style:font-name-complex="AR PL KaitiM GB" style:font-family-complex="'AR PL KaitiM GB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331cm" fo:margin-right="0cm" fo:margin-top="0cm" fo:margin-bottom="0.073cm" fo:line-height="93%" fo:text-align="start" fo:text-indent="-0.479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.1999998092651pt" fo:font-style="normal" fo:text-shadow="none" style:text-underline-style="none" fo:font-weight="normal" style:font-name-asian="AR PL KaitiM GB" style:font-family-asian="'AR PL KaitiM GB'" style:font-pitch-asian="variable" style:font-size-asian="20pt" style:font-style-asian="normal" style:font-weight-asian="normal" style:font-name-complex="AR PL KaitiM GB" style:font-family-complex="'AR PL KaitiM GB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331cm" fo:margin-right="0cm" fo:margin-top="0cm" fo:margin-bottom="0.073cm" fo:line-height="93%" fo:text-align="start" fo:text-indent="-0.479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.1999998092651pt" fo:font-style="normal" fo:text-shadow="none" style:text-underline-style="none" fo:font-weight="normal" style:font-name-asian="AR PL KaitiM GB" style:font-family-asian="'AR PL KaitiM GB'" style:font-pitch-asian="variable" style:font-size-asian="20pt" style:font-style-asian="normal" style:font-weight-asian="normal" style:font-name-complex="AR PL KaitiM GB" style:font-family-complex="'AR PL KaitiM GB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331cm" fo:margin-right="0cm" fo:margin-top="0cm" fo:margin-bottom="0.073cm" fo:line-height="93%" fo:text-align="start" fo:text-indent="-0.479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.1999998092651pt" fo:font-style="normal" fo:text-shadow="none" style:text-underline-style="none" fo:font-weight="normal" style:font-name-asian="AR PL KaitiM GB" style:font-family-asian="'AR PL KaitiM GB'" style:font-pitch-asian="variable" style:font-size-asian="20pt" style:font-style-asian="normal" style:font-weight-asian="normal" style:font-name-complex="AR PL KaitiM GB" style:font-family-complex="'AR PL KaitiM GB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331cm" fo:margin-right="0cm" fo:margin-top="0cm" fo:margin-bottom="0.073cm" fo:line-height="93%" fo:text-align="start" fo:text-indent="-0.479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.1999998092651pt" fo:font-style="normal" fo:text-shadow="none" style:text-underline-style="none" fo:font-weight="normal" style:font-name-asian="AR PL KaitiM GB" style:font-family-asian="'AR PL KaitiM GB'" style:font-pitch-asian="variable" style:font-size-asian="20pt" style:font-style-asian="normal" style:font-weight-asian="normal" style:font-name-complex="AR PL KaitiM GB" style:font-family-complex="'AR PL KaitiM GB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331cm" fo:margin-right="0cm" fo:margin-top="0cm" fo:margin-bottom="0.073cm" fo:line-height="93%" fo:text-align="start" fo:text-indent="-0.479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.1999998092651pt" fo:font-style="normal" fo:text-shadow="none" style:text-underline-style="none" fo:font-weight="normal" style:font-name-asian="AR PL KaitiM GB" style:font-family-asian="'AR PL KaitiM GB'" style:font-pitch-asian="variable" style:font-size-asian="20pt" style:font-style-asian="normal" style:font-weight-asian="normal" style:font-name-complex="AR PL KaitiM GB" style:font-family-complex="'AR PL KaitiM GB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AR PL KaitiM GB" style:font-family-asian="'AR PL KaitiM GB'" style:font-pitch-asian="variable" style:font-size-asian="32pt" style:font-style-asian="normal" style:font-weight-asian="normal" style:font-name-complex="AR PL KaitiM GB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3.5pt" fo:font-style="normal" fo:text-shadow="none" style:text-underline-style="none" fo:font-weight="normal" style:font-name-asian="AR PL KaitiM GB" style:font-family-asian="'AR PL KaitiM GB'" style:font-pitch-asian="variable" style:font-size-asian="44pt" style:font-style-asian="normal" style:font-weight-asian="normal" style:font-name-complex="AR PL KaitiM GB" style:font-family-complex="'AR PL KaitiM GB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2cm" fo:margin-right="0cm" fo:margin-top="0.38cm" fo:margin-bottom="0cm" fo:line-height="93%" fo:text-align="start" fo:text-indent="-0.7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24.3999996185303pt" fo:font-style="normal" fo:text-shadow="none" style:text-underline-style="none" fo:font-weight="normal" style:letter-kerning="true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561cm" fo:margin-right="0cm" fo:margin-top="0.301cm" fo:margin-bottom="0cm" fo:line-height="93%" fo:text-align="start" fo:text-indent="-0.598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.2000007629395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409cm" fo:margin-right="0cm" fo:margin-top="0.225cm" fo:margin-bottom="0cm" fo:line-height="93%" fo:text-align="start" fo:text-indent="-0.479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.2999992370605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368cm" fo:margin-right="0cm" fo:margin-top="0.149cm" fo:margin-bottom="0cm" fo:line-height="93%" fo:text-align="start" fo:text-indent="-0.479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.1999998092651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331cm" fo:margin-right="0cm" fo:margin-top="0.073cm" fo:margin-bottom="0cm" fo:line-height="93%" fo:text-align="start" fo:text-indent="-0.479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.1999998092651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331cm" fo:margin-right="0cm" fo:margin-top="0.073cm" fo:margin-bottom="0cm" fo:line-height="93%" fo:text-align="start" fo:text-indent="-0.479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.1999998092651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331cm" fo:margin-right="0cm" fo:margin-top="0.073cm" fo:margin-bottom="0cm" fo:line-height="93%" fo:text-align="start" fo:text-indent="-0.479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.1999998092651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331cm" fo:margin-right="0cm" fo:margin-top="0.073cm" fo:margin-bottom="0cm" fo:line-height="93%" fo:text-align="start" fo:text-indent="-0.479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.1999998092651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331cm" fo:margin-right="0cm" fo:margin-top="0.073cm" fo:margin-bottom="0cm" fo:line-height="93%" fo:text-align="start" fo:text-indent="-0.479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.1999998092651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3.5pt" fo:font-style="normal" fo:text-shadow="none" style:text-underline-style="none" fo:font-weight="normal" style:letter-kerning="true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color="#000000" style:font-name="Times New Roman" fo:font-size="14pt" fo:language="de" fo:country="DE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9.294cm" svg:height="5.507cm" svg:x="1cm" svg:y="3.167cm"/>
      <draw:page-thumbnail draw:layer="backgroundobjects" svg:width="9.294cm" svg:height="5.507cm" svg:x="1cm" svg:y="11.215cm"/>
      <draw:page-thumbnail draw:layer="backgroundobjects" svg:width="9.294cm" svg:height="5.507cm" svg:x="1cm" svg:y="19.263cm"/>
      <draw:page-thumbnail draw:layer="backgroundobjects" svg:width="9.294cm" svg:height="5.507cm" svg:x="11.295cm" svg:y="3.167cm"/>
      <draw:page-thumbnail draw:layer="backgroundobjects" svg:width="9.294cm" svg:height="5.507cm" svg:x="11.295cm" svg:y="11.215cm"/>
      <draw:page-thumbnail draw:layer="backgroundobjects" svg:width="9.294cm" svg:height="5.507cm" svg:x="11.295cm" svg:y="19.26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8cm" svg:height="2.659cm" svg:x="1.345cm" svg:y="0.636cm" presentation:class="title" presentation:placeholder="true">
        <draw:text-box/>
      </draw:frame>
      <draw:frame presentation:style-name="Default-outline1" draw:layer="backgroundobjects" svg:width="23.74cm" svg:height="9.28cm" svg:x="1.345cm" svg:y="3.74cm" presentation:class="outline" presentation:placeholder="true">
        <draw:text-box/>
      </draw:frame>
      <draw:frame presentation:style-name="Mpr1" draw:text-style-name="MP5" draw:layer="backgroundobjects" svg:width="6.271cm" svg:height="1.09cm" svg:x="1.346cm" svg:y="14.571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542cm" svg:height="1.09cm" svg:x="9.234cm" svg:y="14.571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272cm" svg:height="1.09cm" svg:x="19.359cm" svg:y="14.571cm" presentation:class="page-number">
        <draw:text-box>
          <text:list text:style-name="ML1">
            <text:list-header>
              <text:p><text:span text:style-name="MT2"><text:page-number>&lt;编号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.59cm" svg:height="27.94cm" svg:x="0cm" svg:y="0cm">
          <text:p/>
        </draw:rect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1cm" svg:x="3.81cm" svg:y="2.121cm" presentation:class="page"/>
        <draw:frame presentation:style-name="Default-notes" draw:layer="backgroundobjects" svg:width="17.255cm" svg:height="12.555cm" svg:x="2.16cm" svg:y="13.269cm" presentation:class="notes" presentation:placeholder="true">
          <draw:text-box/>
        </draw:frame>
        <draw:frame draw:style-name="Mgr5" draw:text-style-name="MP9" draw:layer="backgroundobjects" svg:width="9.353cm" svg:height="1.3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6" draw:text-style-name="MP11" draw:layer="backgroundobjects" svg:width="9.353cm" svg:height="1.381cm" svg:x="12.21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draw:style-name="Mgr7" draw:text-style-name="MP9" draw:layer="backgroundobjects" svg:width="9.353cm" svg:height="1.381cm" svg:x="-0.001cm" svg:y="26.541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9.353cm" svg:height="1.381cm" svg:x="12.218cm" svg:y="26.541cm" presentation:class="page-number">
          <draw:text-box>
            <text:list text:style-name="ML1">
              <text:list-header>
                <text:p text:style-name="MP10"><text:span text:style-name="MT3"><text:page-number>&lt;编号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4.28cm" svg:height="2.659cm" svg:x="1.345cm" svg:y="0.636cm" presentation:class="title" presentation:placeholder="true">
        <draw:text-box/>
      </draw:frame>
      <draw:frame presentation:style-name="Title1-outline1" draw:layer="backgroundobjects" svg:width="24.28cm" svg:height="9.28cm" svg:x="1.345cm" svg:y="3.74cm" presentation:class="outline" presentation:placeholder="true">
        <draw:text-box/>
      </draw:frame>
      <draw:frame presentation:style-name="Mpr2" draw:text-style-name="MP9" draw:layer="backgroundobjects" svg:width="6.271cm" svg:height="1.09cm" svg:x="1.346cm" svg:y="14.571cm" presentation:class="date-time">
        <draw:text-box>
          <text:list text:style-name="ML1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3" draw:text-style-name="MP13" draw:layer="backgroundobjects" svg:width="8.542cm" svg:height="1.09cm" svg:x="9.234cm" svg:y="14.571cm" presentation:class="footer">
        <draw:text-box>
          <text:list text:style-name="ML1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4" draw:text-style-name="MP11" draw:layer="backgroundobjects" svg:width="6.272cm" svg:height="1.09cm" svg:x="19.359cm" svg:y="14.571cm" presentation:class="page-number">
        <draw:text-box>
          <text:list text:style-name="ML1">
            <text:list-header>
              <text:p text:style-name="MP10"><text:span text:style-name="MT3"><text:page-number>&lt;编号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.59cm" svg:height="27.94cm" svg:x="0cm" svg:y="0cm">
          <text:p/>
        </draw:rect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52cm" svg:height="10.461cm" svg:x="3.81cm" svg:y="2.121cm" presentation:class="page"/>
        <draw:frame presentation:style-name="Title1-notes" draw:layer="backgroundobjects" svg:width="17.255cm" svg:height="12.555cm" svg:x="2.16cm" svg:y="13.269cm" presentation:class="notes" presentation:placeholder="true">
          <draw:text-box/>
        </draw:frame>
        <draw:frame presentation:style-name="Mpr5" draw:text-style-name="MP9" draw:layer="backgroundobjects" svg:width="9.353cm" svg:height="1.3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6" draw:text-style-name="MP11" draw:layer="backgroundobjects" svg:width="9.353cm" svg:height="1.381cm" svg:x="12.21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7" draw:text-style-name="MP9" draw:layer="backgroundobjects" svg:width="9.353cm" svg:height="1.381cm" svg:x="-0.001cm" svg:y="26.541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9.353cm" svg:height="1.381cm" svg:x="12.218cm" svg:y="26.541cm" presentation:class="page-number">
          <draw:text-box>
            <text:list text:style-name="ML1">
              <text:list-header>
                <text:p text:style-name="MP10"><text:span text:style-name="MT3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bai </meta:initial-creator>
    <meta:creation-date>2016-02-29T15:07:52</meta:creation-date>
    <dc:date>2016-07-20T11:11:48.037000000</dc:date>
    <meta:editing-cycles>208</meta:editing-cycles>
    <meta:editing-duration>P4DT7H55M33S</meta:editing-duration>
    <meta:generator>LibreOffice/4.4.4.3$Windows_x86 LibreOffice_project/2c39ebcf046445232b798108aa8a7e7d89552ea8</meta:generator>
    <meta:document-statistic meta:object-count="148"/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D</mi>
              <mrow>
                <mstyle mathsize="8pt">
                  <mrow>
                    <mrow>
                      <mstyle mathvariant="italic">
                        <mrow>
                          <mtext>ext</mtext>
                        </mrow>
                      </mstyle>
                    </mrow>
                  </mrow>
                </mstyle>
              </mrow>
            </msub>
          </mrow>
        </mrow>
      </mstyle>
      <mrow/>
    </mrow>
    <annotation encoding="StarMath 5.0"> size 12{D rSub { size 8{ ital "ext"} } } {}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D</mi>
              <mrow>
                <mstyle mathsize="8pt">
                  <mrow>
                    <mrow>
                      <mstyle mathvariant="italic">
                        <mrow>
                          <mtext>inj</mtext>
                        </mrow>
                      </mstyle>
                    </mrow>
                  </mrow>
                </mstyle>
              </mrow>
            </msub>
          </mrow>
        </mrow>
      </mstyle>
      <mrow/>
    </mrow>
    <annotation encoding="StarMath 5.0"> size 12{D rSub { size 8{ ital "inj"} } } {}</annotation>
  </semantics>
</math>
</file>

<file path=Object 3/content.xml><?xml version="1.0" encoding="utf-8"?>
<math xmlns="http://www.w3.org/1998/Math/MathML">
  <semantics>
    <mrow>
      <mrow>
        <mrow>
          <mrow>
            <mrow>
              <msubsup>
                <mi>T</mi>
                <mrow>
                  <mrow>
                    <mi>h</mi>
                    <mo stretchy="false">=</mo>
                    <mn>1</mn>
                  </mrow>
                </mrow>
                <mrow>
                  <mi mathvariant="italic">SIS100</mi>
                </mrow>
              </msubsup>
              <mo stretchy="false">+</mo>
              <msubsup>
                <mi>T</mi>
                <mrow>
                  <mrow>
                    <mi>h</mi>
                    <mo stretchy="false">=</mo>
                    <mn>1</mn>
                  </mrow>
                </mrow>
                <mrow>
                  <mi mathvariant="italic">SIS18</mi>
                </mrow>
              </msubsup>
            </mrow>
            <mo stretchy="false">−</mo>
            <mi mathvariant="italic">TOF</mi>
          </mrow>
          <mo stretchy="false">−</mo>
          <msub>
            <mi>t</mi>
            <mrow>
              <mi mathvariant="italic">trg</mi>
            </mrow>
          </msub>
        </mrow>
        <mo stretchy="false">−</mo>
        <msub>
          <mi>D</mi>
          <mrow>
            <mi mathvariant="italic">ext</mi>
          </mrow>
        </msub>
      </mrow>
    </mrow>
    <annotation encoding="StarMath 5.0">T_{h=1}^{SIS100}+T_{h=1}^{SIS18}-TOF-t_{trg}-D_{ext}</annotation>
  </semantics>
</math>
</file>

<file path=Object 4/content.xml><?xml version="1.0" encoding="utf-8"?>
<math xmlns="http://www.w3.org/1998/Math/MathML">
  <semantics>
    <mrow>
      <mrow>
        <mrow>
          <mrow>
            <msubsup>
              <mi>T</mi>
              <mrow>
                <mrow>
                  <mi>h</mi>
                  <mo stretchy="false">=</mo>
                  <mn>1</mn>
                </mrow>
              </mrow>
              <mrow>
                <mi mathvariant="italic">SIS100</mi>
              </mrow>
            </msubsup>
            <mo stretchy="false">+</mo>
            <msubsup>
              <mi>T</mi>
              <mrow>
                <mrow>
                  <mi>h</mi>
                  <mo stretchy="false">=</mo>
                  <mn>1</mn>
                </mrow>
              </mrow>
              <mrow>
                <mi mathvariant="italic">SIS18</mi>
              </mrow>
            </msubsup>
          </mrow>
          <mo stretchy="false">−</mo>
          <msub>
            <mi>t</mi>
            <mrow>
              <mi mathvariant="italic">trg</mi>
            </mrow>
          </msub>
        </mrow>
        <mo stretchy="false">−</mo>
        <msub>
          <mi>D</mi>
          <mrow>
            <mi mathvariant="italic">ext</mi>
          </mrow>
        </msub>
      </mrow>
    </mrow>
    <annotation encoding="StarMath 5.0">T_{h=1}^{SIS100}+T_{h=1}^{SIS18}-t_{trg}-D_{ext}</annotation>
  </semantics>
</math>
</file>